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Heading_20_3">
      <style:paragraph-properties fo:margin-top="0in" fo:margin-bottom="0.1945in"/>
    </style:style>
    <style:style style:name="P9" style:family="paragraph" style:parent-style-name="arj-numlist">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Footer">
      <style:paragraph-properties fo:text-align="end" style:justify-single-word="false"/>
    </style:style>
    <style:style style:name="P13" style:family="paragraph" style:parent-style-name="Footer">
      <style:paragraph-properties fo:margin-left="0.028in" fo:margin-right="0in" fo:text-indent="0in" style:auto-text-indent="false"/>
    </style:style>
    <style:style style:name="P14" style:family="paragraph" style:parent-style-name="Heading_20_3">
      <style:paragraph-properties fo:margin-top="0.1665in" fo:margin-bottom="0.1945in"/>
    </style:style>
    <style:style style:name="P15" style:family="paragraph" style:parent-style-name="Heading_20_2">
      <style:paragraph-properties fo:margin-top="0.1665in" fo:margin-bottom="0.1945in"/>
    </style:style>
    <style:style style:name="P16" style:family="paragraph" style:parent-style-name="Heading_20_2">
      <style:paragraph-properties fo:margin-left="0.75in" fo:margin-right="0in" fo:text-indent="0in" style:auto-text-indent="false"/>
      <style:text-properties fo:language="en" fo:country="GB"/>
    </style:style>
    <style:style style:name="P17" style:family="paragraph" style:parent-style-name="arj-numlist">
      <style:paragraph-properties fo:margin-top="0.1945in" fo:margin-bottom="0in"/>
    </style:style>
    <style:style style:name="P18" style:family="paragraph" style:parent-style-name="arj-table-par">
      <style:paragraph-properties fo:margin-top="0.1945in" fo:margin-bottom="0in"/>
    </style:style>
    <style:style style:name="P19" style:family="paragraph" style:parent-style-name="arj-numlist">
      <style:paragraph-properties fo:margin-top="0in" fo:margin-bottom="0in"/>
    </style:style>
    <style:style style:name="P20" style:family="paragraph" style:parent-style-name="arj-table-par">
      <style:paragraph-properties fo:margin-top="0in" fo:margin-bottom="0in" style:snap-to-layout-grid="false"/>
    </style:style>
    <style:style style:name="P21" style:family="paragraph" style:parent-style-name="arj-table-par">
      <style:paragraph-properties fo:margin-top="0in" fo:margin-bottom="0in" style:snap-to-layout-grid="false"/>
      <style:text-properties fo:font-weight="bold" style:font-weight-asian="bold"/>
    </style:style>
    <style:style style:name="P22" style:family="paragraph" style:parent-style-name="arj-table-par">
      <style:paragraph-properties fo:margin-top="0in" fo:margin-bottom="0in" fo:keep-together="always" fo:keep-with-next="always" style:snap-to-layout-grid="false"/>
    </style:style>
    <style:style style:name="P23" style:family="paragraph" style:parent-style-name="arj-table-par">
      <style:paragraph-properties fo:margin-top="0in" fo:margin-bottom="0in" fo:keep-together="always" fo:keep-with-next="always" style:snap-to-layout-grid="false"/>
      <style:text-properties fo:font-weight="bold" style:font-weight-asian="bold"/>
    </style:style>
    <style:style style:name="P24" style:family="paragraph" style:parent-style-name="Standard">
      <style:paragraph-properties fo:margin-top="0in" fo:margin-bottom="0in" style:snap-to-layout-grid="false"/>
    </style:style>
    <style:style style:name="P25" style:family="paragraph" style:parent-style-name="arj-chaptertitle">
      <style:text-properties fo:language="en" fo:country="US"/>
    </style:style>
    <style:style style:name="P26" style:family="paragraph" style:parent-style-name="Standard">
      <style:text-properties style:font-size-complex="11pt"/>
    </style:style>
    <style:style style:name="P27" style:family="paragraph" style:parent-style-name="Standard">
      <style:text-properties fo:language="en" fo:country="GB"/>
    </style:style>
    <style:style style:name="P28"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9"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0" style:family="paragraph" style:parent-style-name="Contents_20_2">
      <style:paragraph-properties>
        <style:tab-stops>
          <style:tab-stop style:position="6.5307in" style:type="right" style:leader-style="dotted" style:leader-text="."/>
        </style:tab-stops>
      </style:paragraph-properties>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title" style:master-page-name="First_20_Page">
      <style:paragraph-properties style:page-number="1"/>
    </style:style>
    <style:style style:name="P34"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35"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36"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37"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38" style:family="paragraph" style:parent-style-name="Standard" style:list-style-name="WW8Num19">
      <style:paragraph-properties fo:margin-left="0in" fo:margin-right="0in" fo:margin-top="0.1945in" fo:margin-bottom="0in" fo:text-indent="0in" style:auto-text-indent="false"/>
    </style:style>
    <style:style style:name="P39"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40" style:family="paragraph" style:parent-style-name="Standard" style:list-style-name="WW8Num11">
      <style:paragraph-properties fo:margin-left="0in" fo:margin-right="0in" fo:margin-top="0.1945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42"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43" style:family="paragraph" style:parent-style-name="Standard" style:list-style-name="WW8Num19">
      <style:paragraph-properties fo:margin-left="0in" fo:margin-right="0in" fo:margin-top="0in" fo:margin-bottom="0in" fo:text-indent="0in" style:auto-text-indent="false"/>
    </style:style>
    <style:style style:name="P44"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45" style:family="paragraph" style:parent-style-name="Standard" style:list-style-name="WW8Num16">
      <style:paragraph-properties fo:margin-left="0in" fo:margin-right="0in" fo:margin-top="0in" fo:margin-bottom="0in" fo:text-indent="0in" style:auto-text-indent="false"/>
    </style:style>
    <style:style style:name="P46"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47"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48"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49" style:family="paragraph" style:parent-style-name="Standard" style:list-style-name="WW8Num19">
      <style:paragraph-properties fo:margin-left="0in" fo:margin-right="0in" fo:margin-top="0in" fo:margin-bottom="0.1945in" fo:text-indent="0in" style:auto-text-indent="false"/>
    </style:style>
    <style:style style:name="P50" style:family="paragraph" style:parent-style-name="Standard" style:list-style-name="WW8Num16">
      <style:paragraph-properties fo:margin-left="0in" fo:margin-right="0in" fo:margin-top="0in" fo:margin-bottom="0.1945in" fo:text-indent="0in" style:auto-text-indent="false"/>
    </style:style>
    <style:style style:name="P51" style:family="paragraph" style:parent-style-name="Standard" style:list-style-name="WW8Num11">
      <style:paragraph-properties fo:margin-left="0in" fo:margin-right="0in" fo:margin-top="0in" fo:margin-bottom="0.1945in" fo:text-indent="0in" style:auto-text-indent="false"/>
    </style:style>
    <style:style style:name="P52"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53"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54"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55"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56"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8-07-09T16:24:24">7/9/08</text:date></text:p>
      <text:p text:style-name="arj-subtitle"/>
      <text:p text:style-name="arj-subtitle"/>
      <text:p text:style-name="arj-subtitle"/>
      <text:p text:style-name="arj-subtitle"/>
      <text:p text:style-name="arj-subtitle"/>
      <text:p text:style-name="arj-subtitle"/>
      <text:p text:style-name="Standard"/>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6:24:24">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9"><text:line-break/>About This Guide<text:tab/>4</text:p>
          <text:p text:style-name="P30">What This Guide Contains<text:tab/>4</text:p>
          <text:p text:style-name="P30">Audience<text:tab/>4</text:p>
          <text:p text:style-name="P30">Prerequisites<text:tab/>4</text:p>
          <text:p text:style-name="P30">Organization<text:tab/>4</text:p>
          <text:p text:style-name="P30">Documentation Conventions<text:tab/>4</text:p>
          <text:p text:style-name="P30">Additional Documentation<text:tab/>5</text:p>
          <text:p text:style-name="P30">Contacting Us<text:tab/>5</text:p>
          <text:p text:style-name="P29">Administering JBossTS<text:tab/>6</text:p>
          <text:p text:style-name="P30">Introduction<text:tab/>6</text:p>
          <text:p text:style-name="P30">JBossTS runtime information<text:tab/>6</text:p>
          <text:p text:style-name="P30">How to manage the JBossTS Object Store<text:tab/>6</text:p>
          <text:p text:style-name="P30">OTS/J2EE Transaction service management <text:tab/>7</text:p>
          <text:p text:style-name="P30">Starting the run-time system<text:tab/>7</text:p>
          <text:p text:style-name="P30">XA specific management<text:tab/>9</text:p>
          <text:p text:style-name="P30">Selecting the JTA implementation<text:tab/>9</text:p>
          <text:p text:style-name="P30">Web Service Transaction service management <text:tab/>10</text:p>
          <text:p text:style-name="P30">The Transaction Manager<text:tab/>10</text:p>
          <text:p text:style-name="P30">Failure recovery administration<text:tab/>12</text:p>
          <text:p text:style-name="P30">The Recovery Manager<text:tab/>13</text:p>
          <text:p text:style-name="P30">Configuring the Recovery Manager<text:tab/>13</text:p>
          <text:p text:style-name="P30">Periodic Recovery<text:tab/>16</text:p>
          <text:p text:style-name="P30">Expired entry removal<text:tab/>17</text:p>
          <text:p text:style-name="P30">ORB specific configurations<text:tab/>18</text:p>
          <text:p text:style-name="P30">JacORB<text:tab/>18</text:p>
          <text:p text:style-name="P30">Initialising JBossTS applications<text:tab/>18</text:p>
          <text:p text:style-name="P30">Errors and Exceptions<text:tab/>19</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ration of <text:bookmark-ref text:reference-format="text" text:ref-name="prodname">JBoss Transactions 4.4.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0">Convention</text:p>
          </table:table-cell>
          <table:table-cell table:style-name="Table1.B1" office:value-type="string">
            <text:p text:style-name="P20">Description</text:p>
          </table:table-cell>
        </table:table-row>
        <table:table-row table:style-name="Table1.1">
          <table:table-cell table:style-name="Table1.A2" office:value-type="string">
            <text:p text:style-name="P20"><text:span text:style-name="arj-emphasis">Italic</text:span></text:p>
          </table:table-cell>
          <table:table-cell table:style-name="Table1.B2" office:value-type="string">
            <text:p text:style-name="P2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0"><text:span text:style-name="arj-bold">Bold</text:span></text:p>
          </table:table-cell>
          <table:table-cell table:style-name="Table1.B3" office:value-type="string">
            <text:p text:style-name="P20">Emphasizes items of particular importance.</text:p>
          </table:table-cell>
        </table:table-row>
        <table:table-row table:style-name="Table1.1">
          <table:table-cell table:style-name="Table1.A3" office:value-type="string">
            <text:p text:style-name="P20"><text:span text:style-name="arj-codechar">Code</text:span></text:p>
          </table:table-cell>
          <table:table-cell table:style-name="Table1.B3" office:value-type="string">
            <text:p text:style-name="P20">Text that represents programming code.</text:p>
          </table:table-cell>
        </table:table-row>
        <table:table-row table:style-name="Table1.1">
          <table:table-cell table:style-name="Table1.A3" office:value-type="string">
            <text:p text:style-name="P24"><text:span text:style-name="arj-function">Function | Function</text:span></text:p>
          </table:table-cell>
          <table:table-cell table:style-name="Table1.B3" office:value-type="string">
            <text:p text:style-name="P2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20">( ) and |</text:p>
          </table:table-cell>
          <table:table-cell table:style-name="Table1.B3" office:value-type="string">
            <text:p text:style-name="P10">Parentheses enclose optional items in command syntax. The vertical <text:soft-page-break/>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20"><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text:style-name="WW8Num23">
        <text:list-item text:start-value="1">
          <text:p text:style-name="arj-bullet"><text:span text:style-name="T3"><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4.0</text:bookmark-ref></text:span><text:span text:style-name="T3"> </text:span><text:span text:style-name="T1">Quick Start Guide</text:span>: Getting started with JBossTS; not for a novice user. </text:p>
        </text:list-item>
        <text:list-item>
          <text:p text:style-name="P34">JBoss Transactions API <text:span text:style-name="T1">Programmer’s Guide</text:span>: Provides guidance when using the JTA for building transactional applications.</text:p>
        </text:list-item>
        <text:list-item>
          <text:p text:style-name="P34">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3"> </text:span>should be directed to our support team.</text:p>
      <text:list text:style-name="WW8Num24">
        <text:list-item text:start-value="1">
          <text:p text:style-name="P31"/>
        </text:list-item>
      </text:list>
      <text:p text:style-name="P25">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text:soft-page-break/>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15"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com.arjuna.ats.jts.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com.arjuna.orbportability.resolveService</text:span><text:alphabetical-index-mark text:string-value="RESOLVE_SERVICE" text:key1="Property variables"/><text:span text:style-name="T5"/> environment variable. This can have one of the following values:</text:p>
      <text:list text:style-name="WW8Num23">
        <text:list-item text:start-value="1">
          <text:p text:style-name="arj-bullet"><text:span text:style-name="T1">CONFIGURATION_FILE</text:span>: the default, this causes the system to use the CosServices.cfg file.</text:p>
        </text:list-item>
        <text:list-item>
          <text:p text:style-name="arj-bullet"><text:soft-page-break/><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text:style-name="WW8Num17">
        <text:list-item>
          <text:p text:style-name="arj-note">this may not be supported on all ORBs. An exception will be thrown in that case and another option will have to be used.</text:p>
        </text:list-item>
      </text:list>
      <text:list text:style-name="WW8Num15">
        <text:list-item>
          <text:list>
            <text:list-item>
              <text:list>
                <text:list-item>
                  <text:p text:style-name="P8">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com.arjuna.orbportability.initialReferencesFile</text:span><text:alphabetical-index-mark text:string-value="INITIAL_REFERENCES_FILE" text:key1="Property variables"/><text:span text:style-name="T5"/><text:span text:style-name="T5"> </text:span>and <text:span text:style-name="T5">com.arjuna.orbportability.initialReferencesRoot </text:span>property variables, respectively. It is recommended that the <text:span text:style-name="T5">com.arjuna.orbportability.initialReferencesRoot</text:span> variable is set. For example:</text:p>
      <text:p text:style-name="arj-code">com.arjuna.orbportability.initialReferencesFile=myFile<text:line-break/>com.arjuna.orbportability.initialReferencesRoot=c:\\temp</text:p>
      <text:list text:style-name="WW8Num15" text:continue-numbering="true">
        <text:list-item>
          <text:list text:continue-numbering="true">
            <text:list-item>
              <text:list text:continue-numbering="true">
                <text:list-item>
                  <text:p text:style-name="P14">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text:style-name="WW8Num15" text:continue-numbering="true">
        <text:list-item>
          <text:list text:continue-numbering="true">
            <text:list-item>
              <text:list text:continue-numbering="true">
                <text:list-item>
                  <text:p text:style-name="P14">resolve_initial_references</text:p>
                </text:list-item>
              </text:list>
            </text:list-item>
          </text:list>
        </text:list-item>
      </text:list>
      <text:p text:style-name="arj-paragraph">Currently this option is only supported for JacORB.</text:p>
      <text:list text:style-name="WW8Num15" text:continue-numbering="true">
        <text:list-item>
          <text:list text:continue-numbering="true">
            <text:list-item>
              <text:list text:continue-numbering="true">
                <text:list-item>
                  <text:p text:style-name="P14">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23">Resolution Mechanism</text:p>
          </table:table-cell>
          <table:table-cell table:style-name="Table2.B1" office:value-type="string">
            <text:p text:style-name="P23">ORB</text:p>
          </table:table-cell>
        </table:table-row>
        <table:table-row table:style-name="Table2.1">
          <table:table-cell table:style-name="Table2.A2" office:value-type="string">
            <text:p text:style-name="P22">OTS configuration file</text:p>
          </table:table-cell>
          <table:table-cell table:style-name="Table2.B2" office:value-type="string">
            <text:p text:style-name="P22">All available ORBs</text:p>
          </table:table-cell>
        </table:table-row>
        <table:table-row table:style-name="Table2.1">
          <table:table-cell table:style-name="Table2.A2" office:value-type="string">
            <text:p text:style-name="P22">Name Service</text:p>
          </table:table-cell>
          <table:table-cell table:style-name="Table2.B2" office:value-type="string">
            <text:p text:style-name="P22">JacORB</text:p>
          </table:table-cell>
        </table:table-row>
        <table:table-row table:style-name="Table2.1">
          <table:table-cell table:style-name="Table2.A2" office:value-type="string">
            <text:p text:style-name="P22">resolve_initial_references</text:p>
          </table:table-cell>
          <table:table-cell table:style-name="Table2.B2" office:value-type="string">
            <text:p text:style-name="P22">JacORB</text:p>
          </table:table-cell>
        </table:table-row>
      </table:table>
      <text:p text:style-name="arj-figure">Table <text:sequence text:ref-name="refTable1" text:name="Table" text:formula="ooow:Table+1" style:num-format="1">2</text:sequence>: Locating the OTS transaction manager server.</text:p>
      <text:h text:style-name="P15"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m.arjuna.ats.arjuna.xa.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7">com.arjuna.ats.jta.xaRecoveryNode</text:span>; multiple values may be provided. A value of ‘*’ will force JBossTS to recover (and possibly rollback) all transactions irrespective of their node identifier and should be used with caution.</text:p>
      <text:h text:style-name="P15" text:outline-level="2">Selecting the JTA implementation</text:h>
      <text:p text:style-name="arj-paragraph_20_Char">Two variants of the JTA implementation are now provided and accessible through the same interface. These are:</text:p>
      <text:list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text:style-name="WW8Num17" text:continue-numbering="true">
        <text:list-item>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text:style-name="WW8Num20">
        <text:list-item>
          <text:p text:style-name="P17">make sure the property com.arjuna.ats.jta.jtaTMImplementation is set to com.arjuna.ats.internal.jta.transaction.arjunacore.TransactionManagerImple.</text:p>
        </text:list-item>
        <text:list-item>
          <text:p text:style-name="P19">make sure the property com.arjuna.ats.jta.jtaUTImplementation is set to com.arjuna.ats.internal.jta.transaction.arjunacore.UserTransactionImple.</text:p>
        </text:list-item>
      </text:list>
      <text:list text:style-name="WW8Num17" text:continue-numbering="true">
        <text:list-item>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text:style-name="WW8Num20" text:continue-numbering="true">
        <text:list-item>
          <text:p text:style-name="P17">make sure the property com.arjuna.ats.jta.jtaTMImplementation is set to com.arjuna.ats.internal.jta.transaction.jts..TransactionManagerImple.</text:p>
        </text:list-item>
        <text:list-item>
          <text:p text:style-name="P9">make sure the property com.arjuna.ats.jta.jtaUTImplementation is set to com.arjuna.ats.internal.jta.transaction.jts.UserTransactionImple.</text:p>
        </text:list-item>
      </text:list>
      <text:p text:style-name="Heading_20_1">Web Service Transaction service management </text:p>
      <text:list text:style-name="WW8Num17" text:continue-numbering="true">
        <text:list-item>
          <text:p text:style-name="arj-note">The Web Services transactions component is not available in the 4.2 release of JBossTransactions, but will be available in the 4.2.1 release.</text:p>
        </text:list-item>
      </text:list>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15"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text:style-name="WW8Num17" text:continue-numbering="true">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text:style-name="WW8Num15" text:continue-numbering="true">
        <text:list-item>
          <text:list text:continue-numbering="true">
            <text:list-item>
              <text:list text:continue-numbering="true">
                <text:list-item>
                  <text:p text:style-name="P8">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com.arjuna.ats.arjuna.objectstore.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oft-page-break/><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text:style-name="WW8Num15" text:continue-numbering="true">
        <text:list-item>
          <text:list text:continue-numbering="true">
            <text:list-item>
              <text:list text:continue-numbering="true">
                <text:list-item>
                  <text:p text:style-name="P14">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text:style-name="WW8Num5">
        <text:list-item>
          <text:p text:style-name="P35">Have installed JBossTS 4.0.</text:p>
        </text:list-item>
        <text:list-item>
          <text:p text:style-name="P35">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35">Install ant 1.4 or later.</text:p>
        </text:list-item>
      </text:list>
      <text:list text:style-name="WW8Num17" text:continue-numbering="true">
        <text:list-item>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text:soft-page-break/>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text:style-name="WW8Num15" text:continue-numbering="true">
        <text:list-item>
          <text:list text:continue-numbering="true">
            <text:list-item>
              <text:list text:continue-numbering="true">
                <text:list-item>
                  <text:p text:style-name="P14">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21">JNDI Name</text:p>
          </table:table-cell>
          <table:table-cell table:style-name="Table3.B1" office:value-type="string">
            <text:p text:style-name="P21">Property</text:p>
          </table:table-cell>
        </table:table-row>
        <table:table-row table:style-name="Table3.1">
          <table:table-cell table:style-name="Table3.A2" office:value-type="string">
            <text:p text:style-name="P20">Activationrequester</text:p>
          </table:table-cell>
          <table:table-cell table:style-name="Table3.B2" office:value-type="string">
            <text:p text:style-name="P20">com.arjuna.mw.wst.at.activationrequester</text:p>
          </table:table-cell>
        </table:table-row>
        <table:table-row table:style-name="Table3.1">
          <table:table-cell table:style-name="Table3.A2" office:value-type="string">
            <text:p text:style-name="P20">Activationcoordinator</text:p>
          </table:table-cell>
          <table:table-cell table:style-name="Table3.B2" office:value-type="string">
            <text:p text:style-name="P20">com.arjuna.mw.wst.at.activationcoordinator</text:p>
          </table:table-cell>
        </table:table-row>
        <table:table-row table:style-name="Table3.1">
          <table:table-cell table:style-name="Table3.A2" office:value-type="string">
            <text:p text:style-name="P20">Completionparticipant</text:p>
          </table:table-cell>
          <table:table-cell table:style-name="Table3.B2" office:value-type="string">
            <text:p text:style-name="P20">com.arjuna.mw.wst.at.completionparticipant</text:p>
          </table:table-cell>
        </table:table-row>
        <table:table-row table:style-name="Table3.1">
          <table:table-cell table:style-name="Table3.A2" office:value-type="string">
            <text:p text:style-name="P20">Registrationrequester</text:p>
          </table:table-cell>
          <table:table-cell table:style-name="Table3.B2" office:value-type="string">
            <text:p text:style-name="P20">com.arjuna.mw.wst.at.registrationrequester</text:p>
          </table:table-cell>
        </table:table-row>
        <table:table-row table:style-name="Table3.1">
          <table:table-cell table:style-name="Table3.A2" office:value-type="string">
            <text:p text:style-name="P20">durable2pcdispatcher</text:p>
          </table:table-cell>
          <table:table-cell table:style-name="Table3.B2" office:value-type="string">
            <text:p text:style-name="P20">com.arjuna.mw.wst.at.durable2pcdispatcher</text:p>
          </table:table-cell>
        </table:table-row>
        <table:table-row table:style-name="Table3.1">
          <table:table-cell table:style-name="Table3.A2" office:value-type="string">
            <text:p text:style-name="P20">durable2pcparticipant</text:p>
          </table:table-cell>
          <table:table-cell table:style-name="Table3.B2" office:value-type="string">
            <text:p text:style-name="P20">com.arjuna.mw.wst.at.durable2pcparticipant</text:p>
          </table:table-cell>
        </table:table-row>
        <table:table-row table:style-name="Table3.1">
          <table:table-cell table:style-name="Table3.A2" office:value-type="string">
            <text:p text:style-name="P20">volatile2pcdispatcher</text:p>
          </table:table-cell>
          <table:table-cell table:style-name="Table3.B2" office:value-type="string">
            <text:p text:style-name="P20">com.arjuna.mw.wst.at.volatile2pcdispatcher</text:p>
          </table:table-cell>
        </table:table-row>
        <table:table-row table:style-name="Table3.1">
          <table:table-cell table:style-name="Table3.A2" office:value-type="string">
            <text:p text:style-name="P20">volatile2pcparticipant</text:p>
          </table:table-cell>
          <table:table-cell table:style-name="Table3.B2" office:value-type="string">
            <text:p text:style-name="P20">com.arjuna.mw.wst.at.volatile2pcparticipant</text:p>
          </table:table-cell>
        </table:table-row>
        <table:table-row table:style-name="Table3.1">
          <table:table-cell table:style-name="Table3.A2" office:value-type="string">
            <text:p text:style-name="P20">businessagreementwithparticipantcompletiondispatcher</text:p>
          </table:table-cell>
          <table:table-cell table:style-name="Table3.B2" office:value-type="string">
            <text:p text:style-name="P20">com.arjuna.mw.wst.ba.businessagreementwpcdispatcher</text:p>
          </table:table-cell>
        </table:table-row>
        <table:table-row table:style-name="Table3.1">
          <table:table-cell table:style-name="Table3.A2" office:value-type="string">
            <text:p text:style-name="P20">businessagreementwithparticipantcompletionparticipant</text:p>
          </table:table-cell>
          <table:table-cell table:style-name="Table3.B2" office:value-type="string">
            <text:p text:style-name="P20">com.arjuna.mw.wst.ba.businessagreementwpcparticipant</text:p>
          </table:table-cell>
        </table:table-row>
        <table:table-row table:style-name="Table3.1">
          <table:table-cell table:style-name="Table3.A2" office:value-type="string">
            <text:p text:style-name="P20">businessagreementwithcoordinatorcompletiondispatcher</text:p>
          </table:table-cell>
          <table:table-cell table:style-name="Table3.B2" office:value-type="string">
            <text:p text:style-name="P20">com.arjuna.mw.wst.ba.businessagreementwccdispatcher</text:p>
          </table:table-cell>
        </table:table-row>
        <table:table-row table:style-name="Table3.1">
          <table:table-cell table:style-name="Table3.A2" office:value-type="string">
            <text:p text:style-name="P20">Businessagreementwithcoordinatorcompletionparticipant</text:p>
          </table:table-cell>
          <table:table-cell table:style-name="Table3.B2" office:value-type="string">
            <text:p text:style-name="P20">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2">
        <text:list-item>
          <text:p text:style-name="arj-caution">If the ObjectStore is destroyed or modified, recovery may not be possible.</text:p>
        </text:list-item>
      </text:list>
      <text:p text:style-name="Standard"><text:soft-page-break/>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5"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15"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text:style-name="WW8Num15" text:continue-numbering="true">
        <text:list-item>
          <text:list text:continue-numbering="true">
            <text:list-item>
              <text:list text:continue-numbering="true">
                <text:list-item>
                  <text:p text:style-name="P14">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text:soft-page-break/>ordered according to their integer values as follows: <text:span text:style-name="T7">DEBUG &lt; INFO &lt; WARN &lt; ERROR &lt; FATAL</text:span>. </text:p>
      <text:p text:style-name="P26">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7" text:continue-numbering="true">
        <text:list-item>
          <text:p text:style-name="arj-note">These conditions are applied if and only the DEBUG level is enabled and the log request performed by the application specifies debugging granularity. </text:p>
        </text:list-item>
      </text:list>
      <text:p text:style-name="P26">When enabled, Debugging is filtered conditionally on three variables: </text:p>
      <text:list text:style-name="WW8Num14">
        <text:list-item>
          <text:p text:style-name="P36">Debugging level: this is where the log request with the DEBUG Level is generated from, e.g., constructors or basic methods. </text:p>
        </text:list-item>
        <text:list-item>
          <text:p text:style-name="P41">Visibility level: the visibility of the constructor, method, etc. that generates the debugging. </text:p>
        </text:list-item>
        <text:list-item>
          <text:p text:style-name="P47">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text:style-name="WW8Num13">
        <text:list-item>
          <text:p text:style-name="P52"><text:span text:style-name="T8">NO_DEBUGGING</text:span><text:span text:style-name="T19">:  No diagnostics. <text:line-break/>A logger object assigned with this values discard all debug requests </text:span></text:p>
        </text:list-item>
        <text:list-item>
          <text:p text:style-name="P54"><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8">Additional Debugging Values are: </text:p>
      <text:list text:style-name="WW8Num18">
        <text:list-item>
          <text:p text:style-name="P53"><text:span text:style-name="T8">CONSTRUCTORS</text:span><text:span text:style-name="T19">: Diagnostics from constructors. </text:span></text:p>
        </text:list-item>
        <text:list-item>
          <text:p text:style-name="P56"><text:span text:style-name="T8">DESTRUCTORS</text:span><text:span text:style-name="T19">:  Diagnostics from finalizers. </text:span></text:p>
        </text:list-item>
        <text:list-item>
          <text:p text:style-name="P56"><text:span text:style-name="T8">CONSTRUCT_AND_DESTRUCT</text:span><text:span text:style-name="T19">: Diagnostics from constructors and finalizers. </text:span></text:p>
        </text:list-item>
        <text:list-item>
          <text:p text:style-name="P56"><text:span text:style-name="T8">FUNCTIONS</text:span><text:span text:style-name="T19">:  Diagnostics from functions. </text:span></text:p>
        </text:list-item>
        <text:list-item>
          <text:p text:style-name="P56"><text:span text:style-name="T8">OPERATORS</text:span><text:span text:style-name="T19">:  Diagnostics from operators, such as equals. </text:span></text:p>
        </text:list-item>
        <text:list-item>
          <text:p text:style-name="P56"><text:span text:style-name="T8">FUNCS_AND_OPS</text:span><text:span text:style-name="T19">: Diagnostics from functions and operations. </text:span></text:p>
        </text:list-item>
        <text:list-item>
          <text:p text:style-name="P56"><text:span text:style-name="T8">ALL_NON_TRIVIAL</text:span><text:span text:style-name="T19">: Diagnostics from all non-trivial operations. </text:span></text:p>
        </text:list-item>
        <text:list-item>
          <text:p text:style-name="P56"><text:span text:style-name="T8">TRIVIAL_FUNCS</text:span><text:span text:style-name="T19">:  Diagnostics from trivial functions. </text:span></text:p>
        </text:list-item>
        <text:list-item>
          <text:p text:style-name="P56"><text:span text:style-name="T8">TRIVIAL_OPERATORS</text:span><text:span text:style-name="T19">: Diagnostics from trivial operations, and operators. </text:span></text:p>
        </text:list-item>
        <text:list-item>
          <text:p text:style-name="P55"><text:span text:style-name="T8">ALL_TRIVIAL</text:span><text:span text:style-name="T19">:  Diagnostics from all trivial operations. </text:span></text:p>
        </text:list-item>
      </text:list>
      <text:p text:style-name="Standard"><text:soft-page-break/>Visibility level – JBossTS uses the default values defined in the class <text:span text:style-name="T6">com.arjuna.common.util.logging.VisibilityLevel</text:span></text:p>
      <text:list text:style-name="WW8Num12">
        <text:list-item>
          <text:p text:style-name="P37">VIS_NONE:  No Diagnostic </text:p>
        </text:list-item>
        <text:list-item>
          <text:p text:style-name="P42">VIS_PRIVATE :  only from private methods. </text:p>
        </text:list-item>
        <text:list-item>
          <text:p text:style-name="P42">VIS_PROTECTED  only from protected methods. </text:p>
        </text:list-item>
        <text:list-item>
          <text:p text:style-name="P42">VIS_PUBLIC   only from public methods. </text:p>
        </text:list-item>
        <text:list-item>
          <text:p text:style-name="P42">VIS_PACKAGE   only from package methods. </text:p>
        </text:list-item>
        <text:list-item>
          <text:p text:style-name="P48">VIS_ALL:  Full Diagnostic </text:p>
        </text:list-item>
      </text:list>
      <text:p text:style-name="Standard">Facility Code – JBossTS uses the following values defined in the class <text:span text:style-name="T6">com.arjuna.common.util.logging.VisibilityLevel</text:span></text:p>
      <text:list text:style-name="WW8Num19">
        <text:list-item>
          <text:p text:style-name="P38">FAC_ATOMIC_ACTION = 0x0000001 (atomic action core module).</text:p>
        </text:list-item>
        <text:list-item>
          <text:p text:style-name="P43">FAC_BUFFER_MAN = 0x00000004 (state management (buffer) classes).</text:p>
        </text:list-item>
        <text:list-item>
          <text:p text:style-name="P44">FAC_ABSTRACT_REC = 0x00000008 (abstract records).</text:p>
        </text:list-item>
        <text:list-item>
          <text:p text:style-name="P43">FAC_OBJECT_STORE = 0x00000010 (object store implementations).</text:p>
        </text:list-item>
        <text:list-item>
          <text:p text:style-name="P43">FAC_STATE_MAN = 0x00000020 (state management and StateManager).</text:p>
        </text:list-item>
        <text:list-item>
          <text:p text:style-name="P43">FAC_SHMEM = 0x00000040 (shared memory implementation classes).</text:p>
        </text:list-item>
        <text:list-item>
          <text:p text:style-name="P43">FAC_GENERAL = 0x00000080 (general classes).</text:p>
        </text:list-item>
        <text:list-item>
          <text:p text:style-name="P43">FAC_CRASH_RECOVERY = 0x00000800 (detailed trace of crash recovery module and classes).</text:p>
        </text:list-item>
        <text:list-item>
          <text:p text:style-name="P43">FAC_THREADING = 0x00002000 (threading classes).</text:p>
        </text:list-item>
        <text:list-item>
          <text:p text:style-name="P43">AC_JDBC = 0x00008000 (JDBC 1.0 and 2.0 support).</text:p>
        </text:list-item>
        <text:list-item>
          <text:p text:style-name="P49">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JBossTS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7" text:continue-numbering="true">
        <text:list-item>
          <text:p text:style-name="arj-note">Two logger objects are provided, one manages I18N <text:s/>messages <text:s/>and a second does not.</text:p>
        </text:list-item>
      </text:list>
      <text:p text:style-name="Standard"><text:soft-page-break/>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5"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7" text:continue-numbering="true">
        <text:list-item>
          <text:p text:style-name="arj-note"><text:soft-page-break/>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15"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JBossTS</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text:soft-page-break/>ORB specific configurations</text:p>
      <text:h text:style-name="P16"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text:style-name="WW8Num16">
        <text:list-item>
          <text:p text:style-name="P39">The classpath.</text:p>
        </text:list-item>
        <text:list-item>
          <text:p text:style-name="P45"><text:span text:style-name="T14">The home directory of the user running the JBoss Transaction Service. <text:s/>The home directory is retrieved using </text:span><text:span text:style-name="arj-codechar">System.getProperty( “user.home” );</text:span></text:p>
        </text:list-item>
        <text:list-item>
          <text:p text:style-name="P46">The current directory.</text:p>
        </text:list-item>
        <text:list-item>
          <text:p text:style-name="P50"><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7">Within the JacORB properties file there are two important properties which must be tailored to suit your application, they are:</text:p>
      <text:list text:style-name="WW8Num11">
        <text:list-item>
          <text:p text:style-name="P40"><text:span text:style-name="arj-codechar"><text:span text:style-name="T16">jacorb.poa.thread_pool_max</text:span></text:span></text:p>
        </text:list-item>
        <text:list-item>
          <text:p text:style-name="P51"><text:span text:style-name="arj-codechar"><text:span text:style-name="T16">jacorb.poa.thread_pool_min</text:span></text:span></text:p>
        </text:list-item>
      </text:list>
      <text:p text:style-name="P27">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text:style-name="WW8Num17" text:continue-numbering="true">
        <text:list-item>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com.arjuna.ats.jts.recoveryManagerPort and com.arjuna.ats.jts.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oft-page-break/><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Footer">
      <style:paragraph-properties fo:margin-left="0.0138in" fo:margin-right="0in" fo:text-indent="0in" style:auto-text-indent="false"/>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text-align="end" style:justify-single-word="false"/>
    </style:style>
    <style:style style:name="P9" style:family="paragraph" style:parent-style-name="Standard">
      <style:paragraph-properties fo:margin-top="0in" fo:margin-bottom="0.1945in"/>
    </style:style>
    <style:style style:name="P10" style:family="paragraph" style:parent-style-name="Footer">
      <style:paragraph-properties fo:margin-left="0.028in" fo:margin-right="0in" fo:text-indent="0in" style:auto-text-indent="false"/>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2" style:next-style-name="Standard">
      <style:footer>
        <text:p text:style-name="P1"><text:span text:style-name="Page_20_Number">JBTS-AG</text:span>-<text:date style:data-style-name="N30" text:date-value="2008-07-09T16:24:24">7/9/08</text:date><text:tab/><text:span text:style-name="Page_20_Number"><text:page-number text:select-page="current">19</text:page-number></text:span></text:p>
      </style:footer>
    </style:master-page>
    <style:master-page style:name="Convert_20_1" style:display-name="Convert 1" style:page-layout-name="pm2" style:next-style-name="Next_20_convert_20_1">
      <style:footer>
        <text:p text:style-name="P1"><text:span text:style-name="Page_20_Number">JBossTS-AG</text:span>-<text:date style:data-style-name="N30" text:date-value="2008-07-09T16:24:24">7/9/08</text:date><text:tab/><text:span text:style-name="Page_20_Number"><text:page-number text:select-page="current">19</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ossTS-AG</text:span>-<text:date style:data-style-name="N30" text:date-value="2008-07-09T16:24:24">7/9/08</text:date><text:span text:style-name="Page_20_Number"><text:tab/></text:span><text:span text:style-name="Page_20_Number"><text:page-number text:select-page="current">19</text:page-number></text:span></text:p>
      </style:footer>
      <style:footer-left>
        <text:p text:style-name="P1"><text:span text:style-name="Page_20_Number"><text:page-number text:select-page="current">19</text:page-number></text:span><text:span text:style-name="Page_20_Number"><text:tab/>JBossTS-AG-</text:span><text:span text:style-name="Page_20_Number"><text:date style:data-style-name="N37" text:date-value="2008-07-09T16:24:24">07/09/08</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P5"><text:page-number text:select-page="current">19</text:page-number></text:p>
      </style:footer>
    </style:master-page>
    <style:master-page style:name="Next_20_convert_20_2" style:display-name="Next convert 2" style:page-layout-name="pm4">
      <style:header>
        <text:p text:style-name="P6"/>
      </style:header>
      <style:header-left>
        <text:p text:style-name="P7"><text:bookmark-ref text:reference-format="text" text:ref-name="docname">Administration Guide</text:bookmark-ref></text:p>
      </style:header-left>
      <style:footer>
        <text:p text:style-name="P8"><text:page-number text:select-page="current">19</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P5"><text:page-number text:select-page="current">19</text:page-number></text:p>
      </style:footer>
    </style:master-page>
    <style:master-page style:name="Next_20_convert_20_3" style:display-name="Next convert 3" style:page-layout-name="pm5">
      <style:header>
        <text:p text:style-name="P6"/>
      </style:header>
      <style:header-left>
        <text:p text:style-name="P9"/>
      </style:header-left>
      <style:footer>
        <text:p text:style-name="P8"><text:page-number text:select-page="current">19</text:page-number></text:p>
      </style:footer>
      <style:footer-left>
        <text:p text:style-name="P10"><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1-13T11:19:00</meta:creation-date>
    <dc:creator>Jonathan Halliday</dc:creator>
    <dc:date>2008-07-09T16:24:24</dc:date>
    <meta:print-date>2008-03-13T15:23:00</meta:print-date>
    <dc:language>en-US</dc:language>
    <meta:editing-cycles>81</meta:editing-cycles>
    <meta:editing-duration>PT3H59M38S</meta:editing-duration>
    <meta:user-defined meta:name="Info 1"/>
    <meta:user-defined meta:name="Info 2"/>
    <meta:user-defined meta:name="Info 3"/>
    <meta:user-defined meta:name="Info 4"/>
    <meta:user-defined meta:name="_AuthorEmailDisplayName" meta:value-type="string">malik saheb</meta:user-defined>
    <meta:user-defined meta:name="_AuthorEmail" meta:value-type="string">malik.saheb@arjuna.com</meta:user-defined>
    <meta:user-defined meta:name="_ReviewingToolsShownOnce" meta:value-type="string"/>
    <meta:user-defined meta:name="_AdHocReviewCycleID" meta:value-type="integer">583768762</meta:user-defined>
    <meta:user-defined meta:name="_EmailSubject" meta:value-type="string">New documents</meta:user-defined>
    <meta:document-statistic meta:table-count="3" meta:image-count="1" meta:object-count="0" meta:page-count="19" meta:paragraph-count="317" meta:word-count="5982" meta:character-count="41848"/>
  </office:meta>
</office:document-meta>
</file>